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rsid="1dc5fd8b" officeooo:paragraph-rsid="1dc5fd8b"/>
    </style:style>
    <style:style style:name="P2" style:family="paragraph" style:parent-style-name="Heading_20_2">
      <style:text-properties officeooo:rsid="1dc73518" officeooo:paragraph-rsid="1dc73518"/>
    </style:style>
    <style:style style:name="P3" style:family="paragraph" style:parent-style-name="Heading_20_1" style:master-page-name="Standard">
      <style:paragraph-properties style:page-number="auto"/>
      <style:text-properties officeooo:rsid="1dc5fd8b" officeooo:paragraph-rsid="1dc5fd8b"/>
    </style:style>
    <style:style style:name="P4" style:family="paragraph" style:parent-style-name="Text_20_body">
      <style:text-properties officeooo:rsid="1dc5fd8b" officeooo:paragraph-rsid="1dc5fd8b"/>
    </style:style>
    <style:style style:name="P5" style:family="paragraph" style:parent-style-name="Text_20_body">
      <style:text-properties officeooo:rsid="1dc69b17" officeooo:paragraph-rsid="1dc69b17"/>
    </style:style>
    <style:style style:name="P6" style:family="paragraph" style:parent-style-name="Text_20_body">
      <style:text-properties officeooo:rsid="1dc73518" officeooo:paragraph-rsid="1dc735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ohové</text:h>
      <text:p text:style-name="P4">IDEA řízené tvorby nehmotných bytostí – démonů, ochránců proti nim a podobně.</text:p>
      <text:h text:style-name="Heading_20_2" text:outline-level="2">Vznik bohů</text:h>
      <text:p text:style-name="P4">Bohové jsou démoni vytvoření společným rituálem – otiskne se do něj mysl všech, kdo se účastnili tvorby a postupně se do něj otiskává i mysl kněží a dalších účastníků obřadů a rituálů.</text:p>
      <text:h text:style-name="P1" text:outline-level="3">Bůh se stává etalonem tradice</text:h>
      <text:p text:style-name="P4">Jelikož jsou bohové „zprůměrovaní“ z množství lidských myslí, stávají se odrazem převládajících názorů, jakýmsi etalonem tradice a kultury.</text:p>
      <text:p text:style-name="P5">Nejstarší bohové vznikali v městských státech, proto je jich hodně.</text:p>
      <text:h text:style-name="P2" text:outline-level="2">Interakce s fyzickým světem</text:h>
      <text:p text:style-name="P6">Nehmotné bytosti mohou s fyzickým světem interagovat pouze skrze těla živých lidí (mágů).</text:p>
      <text:h text:style-name="Heading_20_2" text:outline-level="2">Nesmrtelnost nehmotných bytostí</text:h>
      <text:p text:style-name="P6">Jednou vytvořená nehmotná bytost existuje na věky. Pokud ji ale nikdo nekontaktuje rituálem, nemá jak ovlivňovat fyzický svět. To znamená, že staří démoni a bohové mohou být zapomenuti.<text:line-break/><text:tab/>Pokud ale někdo najde starý grimoár, může zapomenutou bytost zase oživit.</text:p>
      <text:h text:style-name="Heading_20_3" text:outline-level="3"><text:soft-page-break/>Jak zničit boha</text:h>
      <text:p text:style-name="P6">Genocida všech jeho věřících, zničení všech záznamů (zejména knih s rituály, kterými se dá bůh kontaktova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2T12:27:14.036000000</dc:date>
    <meta:print-date>2113-01-01T00:00:00</meta:print-date>
    <meta:editing-cycles>12462</meta:editing-cycles>
    <meta:editing-duration>P37DT9H58M15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" meta:paragraph-count="14" meta:word-count="157" meta:character-count="1043" meta:non-whitespace-character-count="897"/>
  </office:meta>
</office:document-meta>
</file>